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0000000017700000097ED1EA55984D55923.png" manifest:media-type="image/png"/>
  <manifest:file-entry manifest:full-path="Pictures/100002010000023C000000A68A9BB155084B29AF.png" manifest:media-type="image/png"/>
  <manifest:file-entry manifest:full-path="Pictures/1000000000000640000003848C17806E263995D8.png" manifest:media-type="image/png"/>
  <manifest:file-entry manifest:full-path="Pictures/1000000000000640000003846E545EED21DBDD18.png" manifest:media-type="image/png"/>
  <manifest:file-entry manifest:full-path="Pictures/100000000000015E000000924885EF5206ED4D66.png" manifest:media-type="image/png"/>
  <manifest:file-entry manifest:full-path="Pictures/10000201000001A3000000A64940BBC23F40949F.png" manifest:media-type="image/png"/>
  <manifest:file-entry manifest:full-path="Pictures/100000000000013F00000093267D47FECACBF1AC.png" manifest:media-type="image/png"/>
  <manifest:file-entry manifest:full-path="Pictures/10000201000005A000000745F04B8B603669116B.png" manifest:media-type="image/png"/>
  <manifest:file-entry manifest:full-path="Pictures/10000201000001770000032CF11385406021478F.png" manifest:media-type="image/png"/>
  <manifest:file-entry manifest:full-path="Pictures/10000000000001B80000009A4625C556A4C4B203.png" manifest:media-type="image/png"/>
  <manifest:file-entry manifest:full-path="Pictures/100000000000064000000384208F5C04F56387E0.png" manifest:media-type="image/png"/>
  <manifest:file-entry manifest:full-path="Pictures/1000020100000342000006827EB26C07353715A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INPro-Medium" svg:font-family="DINPro-Medium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271cm, 22.234cm, 16.307cm, 10.886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271cm, 22.832cm, 16.307cm, 11.032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31cm, 21.833cm, 16.268cm, 10.822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77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81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27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2.629cm"/>
    </style:style>
    <style:style style:name="pr2" style:family="presentation" style:parent-style-name="Default-subtitle">
      <style:graphic-properties draw:fill-color="#ffffff" draw:auto-grow-height="true" fo:min-height="9.134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title">
      <style:graphic-properties fo:min-height="2.629cm"/>
    </style:style>
    <style:style style:name="pr6" style:family="presentation" style:parent-style-name="Default-notes">
      <style:graphic-properties draw:fill-color="#ffffff" fo:min-height="13.364cm"/>
    </style:style>
    <style:style style:name="P1" style:family="paragraph">
      <style:text-properties style:font-name="DINPro-Medium" fo:language="en" fo:country="US"/>
    </style:style>
    <style:style style:name="P2" style:family="paragraph">
      <loext:graphic-properties draw:fill-color="#ffffff"/>
      <style:text-properties style:font-name="DINPro-Medium" fo:font-size="32pt" fo:language="en" fo:country="US"/>
    </style:style>
    <style:style style:name="P3" style:family="paragraph">
      <loext:graphic-properties draw:fill-color="#ffffff"/>
      <style:text-properties fo:language="en" fo:country="US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 draw:fill-color="#ffffff"/>
      <style:text-properties style:font-name="DINPro-Medium"/>
    </style:style>
    <style:style style:name="P7" style:family="paragraph">
      <loext:graphic-properties draw:fill-color="#ffffff"/>
    </style:style>
    <style:style style:name="P8" style:family="paragraph">
      <style:text-properties style:font-name="DINPro-Medium"/>
    </style:style>
    <style:style style:name="P9" style:family="paragraph">
      <style:paragraph-properties fo:text-align="center"/>
    </style:style>
    <style:style style:name="P10" style:family="paragraph">
      <loext:graphic-properties draw:fill-color="#ffffff"/>
      <style:text-properties fo:font-size="20pt"/>
    </style:style>
    <style:style style:name="T1" style:family="text">
      <style:text-properties style:font-name="DINPro-Medium" fo:language="en" fo:country="US"/>
    </style:style>
    <style:style style:name="T2" style:family="text">
      <style:text-properties style:font-name="DINPro-Medium" fo:font-size="32pt" fo:language="en" fo:country="US"/>
    </style:style>
    <style:style style:name="T3" style:family="text">
      <style:text-properties style:font-name="DINPro-Mediu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FACT</text:span>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p><text:span text:style-name="T2">David Burian</text:span></text:p>
            <text:p><text:span text:style-name="T2">Jindra Pikora</text:span></text:p>
            <text:p><text:span text:style-name="T2">Fabian Hamm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Content</text:span></text:p>
          </draw:text-box>
        </draw:frame>
        <draw:frame presentation:style-name="pr4" draw:text-style-name="P1" draw:layer="layout" svg:width="25.199cm" svg:height="5.515cm" svg:x="1.4cm" svg:y="7.2cm" presentation:class="outline" presentation:user-transformed="true">
          <draw:text-box>
            <text:list text:style-name="L2">
              <text:list-item>
                <text:p><text:span text:style-name="T1">Media queries</text:span></text:p>
              </text:list-item>
              <text:list-item>
                <text:p><text:span text:style-name="T1">Form</text:span></text:p>
              </text:list-item>
              <text:list-item>
                <text:p><text:span text:style-name="T1">Dynamic content loading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Media queries</text:span></text:p>
          </draw:text-box>
        </draw:frame>
        <draw:frame draw:style-name="gr2" draw:text-style-name="P4" draw:layer="layout" svg:width="7.399cm" svg:height="3.4cm" svg:x="0.6cm" svg:y="6.3cm">
          <draw:image xlink:href="Pictures/1000000000000640000003848C17806E263995D8.png" xlink:type="simple" xlink:show="embed" xlink:actuate="onLoad" loext:mime-type="image/png">
            <text:p/>
          </draw:image>
        </draw:frame>
        <draw:frame draw:style-name="gr3" draw:text-style-name="P4" draw:layer="layout" svg:width="7.201cm" svg:height="3.6cm" svg:x="0.8cm" svg:y="10.3cm">
          <draw:image xlink:href="Pictures/100000000000064000000384208F5C04F56387E0.png" xlink:type="simple" xlink:show="embed" xlink:actuate="onLoad" loext:mime-type="image/png">
            <text:p/>
          </draw:image>
        </draw:frame>
        <draw:frame draw:style-name="gr4" draw:text-style-name="P4" draw:layer="layout" svg:width="7.6cm" svg:height="3.324cm" svg:x="9.2cm" svg:y="6.289cm">
          <draw:image xlink:href="Pictures/1000000000000640000003846E545EED21DBDD18.png" xlink:type="simple" xlink:show="embed" xlink:actuate="onLoad" loext:mime-type="image/png">
            <text:p/>
          </draw:image>
        </draw:frame>
        <draw:frame draw:style-name="gr5" draw:text-style-name="P4" draw:layer="layout" svg:width="8cm" svg:height="2.969cm" svg:x="9.2cm" svg:y="10.213cm">
          <draw:image xlink:href="Pictures/10000201000001A3000000A64940BBC23F40949F.png" xlink:type="simple" xlink:show="embed" xlink:actuate="onLoad" loext:mime-type="image/png">
            <text:p/>
          </draw:image>
        </draw:frame>
        <draw:frame draw:style-name="gr6" draw:text-style-name="P4" draw:layer="layout" svg:width="9.4cm" svg:height="2.727cm" svg:x="17.8cm" svg:y="6.173cm">
          <draw:image xlink:href="Pictures/100002010000023C000000A68A9BB155084B29AF.png" xlink:type="simple" xlink:show="embed" xlink:actuate="onLoad" loext:mime-type="image/png">
            <text:p/>
          </draw:image>
        </draw:frame>
        <draw:frame draw:style-name="gr7" draw:text-style-name="P5" draw:layer="layout" svg:width="5.8cm" svg:height="1.064cm" svg:x="9cm" svg:y="4.9cm">
          <draw:text-box>
            <text:p><text:span text:style-name="T3">Preparation</text:span></text:p>
          </draw:text-box>
        </draw:frame>
        <draw:frame draw:style-name="gr7" draw:text-style-name="P6" draw:layer="layout" svg:width="6.4cm" svg:height="1.064cm" svg:x="0.6cm" svg:y="4.9cm">
          <draw:text-box>
            <text:p><text:span text:style-name="T3">Design</text:span></text:p>
          </draw:text-box>
        </draw:frame>
        <draw:frame draw:style-name="gr8" draw:text-style-name="P5" draw:layer="layout" svg:width="5.2cm" svg:height="1.877cm" svg:x="17.8cm" svg:y="4.823cm">
          <draw:text-box>
            <text:p><text:span text:style-name="T3">Implementatio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draw:style-name="gr6" draw:text-style-name="P4" draw:layer="layout" svg:width="8.974cm" svg:height="11.6cm" svg:x="0.8cm" svg:y="2.4cm">
          <draw:image xlink:href="Pictures/10000201000005A000000745F04B8B603669116B.png" xlink:type="simple" xlink:show="embed" xlink:actuate="onLoad" loext:mime-type="image/png">
            <text:p/>
          </draw:image>
        </draw:frame>
        <draw:frame draw:style-name="gr6" draw:text-style-name="P4" draw:layer="layout" svg:width="6.626cm" svg:height="14.35cm" svg:x="20.2cm" svg:y="0.8cm">
          <draw:image xlink:href="Pictures/10000201000001770000032CF11385406021478F.png" xlink:type="simple" xlink:show="embed" xlink:actuate="onLoad" loext:mime-type="image/png">
            <text:p/>
          </draw:image>
        </draw:frame>
        <draw:frame draw:style-name="gr6" draw:text-style-name="P4" draw:layer="layout" svg:width="7.2cm" svg:height="14.384cm" svg:x="11.4cm" svg:y="0.716cm">
          <draw:image xlink:href="Pictures/1000020100000342000006827EB26C07353715A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text-style-name="P8" draw:layer="layout" svg:width="25.199cm" svg:height="2.629cm" svg:x="1.401cm" svg:y="6.6cm" presentation:class="title" presentation:user-transformed="true">
          <draw:text-box>
            <text:p><text:span text:style-name="T3">Live Demo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Dynamic content loading</text:p>
          </draw:text-box>
        </draw:frame>
        <draw:frame draw:style-name="gr9" draw:text-style-name="P5" draw:layer="layout" svg:width="3.774cm" svg:height="0.962cm" svg:x="1.8cm" svg:y="4.438cm">
          <draw:text-box>
            <text:p>Preperation</text:p>
          </draw:text-box>
        </draw:frame>
        <draw:frame draw:style-name="gr10" draw:text-style-name="P9" draw:layer="layout" svg:width="8.8cm" svg:height="3.08cm" svg:x="1.6cm" svg:y="5.92cm">
          <draw:image xlink:href="Pictures/10000000000001B80000009A4625C556A4C4B203.png" xlink:type="simple" xlink:show="embed" xlink:actuate="onLoad" loext:mime-type="image/png">
            <text:p/>
          </draw:image>
        </draw:frame>
        <draw:frame draw:style-name="gr10" draw:text-style-name="P9" draw:layer="layout" svg:width="6.6cm" svg:height="3.041cm" svg:x="11cm" svg:y="5.959cm">
          <draw:image xlink:href="Pictures/100000000000013F00000093267D47FECACBF1AC.png" xlink:type="simple" xlink:show="embed" xlink:actuate="onLoad" loext:mime-type="image/png">
            <text:p/>
          </draw:image>
        </draw:frame>
        <draw:frame draw:style-name="gr10" draw:text-style-name="P9" draw:layer="layout" svg:width="6.659cm" svg:height="2.778cm" svg:x="11cm" svg:y="9.6cm">
          <draw:image xlink:href="Pictures/100000000000015E000000924885EF5206ED4D66.png" xlink:type="simple" xlink:show="embed" xlink:actuate="onLoad" loext:mime-type="image/png">
            <text:p/>
          </draw:image>
        </draw:frame>
        <draw:frame draw:style-name="gr10" draw:text-style-name="P9" draw:layer="layout" svg:width="7.321cm" svg:height="2.947cm" svg:x="18.279cm" svg:y="6cm">
          <draw:image xlink:href="Pictures/100000000000017700000097ED1EA55984D55923.png" xlink:type="simple" xlink:show="embed" xlink:actuate="onLoad" loext:mime-type="image/png">
            <text:p/>
          </draw:image>
        </draw:frame>
        <draw:frame draw:style-name="gr9" draw:text-style-name="P5" draw:layer="layout" svg:width="2.013cm" svg:height="0.962cm" svg:x="11.199cm" svg:y="4.588cm">
          <draw:text-box>
            <text:p>Done</text:p>
          </draw:text-box>
        </draw:frame>
        <draw:frame draw:style-name="gr9" draw:text-style-name="P5" draw:layer="layout" svg:width="2.335cm" svg:height="0.962cm" svg:x="18.4cm" svg:y="4.638cm">
          <draw:text-box>
            <text:p>Future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text-style-name="P8" draw:layer="layout" svg:width="25.199cm" svg:height="2.629cm" svg:x="1.402cm" svg:y="6.601cm" presentation:class="title" presentation:user-transformed="true">
          <draw:text-box>
            <text:p><text:span text:style-name="T3">Live Demo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INPro-Medium" svg:font-family="DINPro-Medium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16T20:51:24.707000000</meta:creation-date>
    <dc:date>2019-11-18T16:14:17.466808276</dc:date>
    <meta:editing-duration>PT6H21M9S</meta:editing-duration>
    <meta:editing-cycles>3</meta:editing-cycles>
    <meta:generator>LibreOffice/6.2.8.2$Linux_X86_64 LibreOffice_project/20$Build-2</meta:generator>
    <meta:document-statistic meta:object-count="61"/>
  </office:meta>
</office:document-meta>
</file>